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Rockwell" svg:font-family="Rockwell" style:font-family-generic="roman" style:font-pitch="variable" svg:panose-1="2 6 6 3 2 2 5 2 4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 style:parent-style-name="Standard" style:family="paragraph">
      <style:paragraph-properties fo:text-align="justify" fo:line-height="150%"/>
      <style:text-properties style:font-name="Rockwell" fo:font-size="13pt" style:font-size-asian="13pt" style:font-size-complex="13pt"/>
    </style:style>
    <style:style style:name="P3" style:parent-style-name="Standard" style:family="paragraph">
      <style:paragraph-properties fo:text-align="justify" fo:line-height="150%"/>
      <style:text-properties style:font-name="Rockwell" fo:font-size="13pt" style:font-size-asian="13pt" style:font-size-complex="13pt"/>
    </style:style>
    <style:style style:name="P4" style:parent-style-name="Standard" style:family="paragraph">
      <style:paragraph-properties fo:text-align="justify" fo:line-height="150%"/>
      <style:text-properties style:font-name="Rockwell" fo:font-size="13pt" style:font-size-asian="13pt" style:font-size-complex="13pt"/>
    </style:style>
    <style:style style:name="P5"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 style:parent-style-name="Standard" style:family="paragraph">
      <style:paragraph-properties fo:text-align="justify" fo:line-height="150%"/>
      <style:text-properties style:font-name="Rockwell" fo:font-size="13pt" style:font-size-asian="13pt" style:font-size-complex="13pt"/>
    </style:style>
    <style:style style:name="P7" style:parent-style-name="Standard" style:family="paragraph">
      <style:paragraph-properties fo:text-align="justify" fo:line-height="150%"/>
      <style:text-properties style:font-name="Rockwell" fo:font-size="13pt" style:font-size-asian="13pt" style:font-size-complex="13pt"/>
    </style:style>
    <style:style style:name="P8" style:parent-style-name="Standard" style:family="paragraph">
      <style:paragraph-properties fo:text-align="justify" fo:line-height="150%"/>
      <style:text-properties style:font-name="Rockwell" fo:font-size="13pt" style:font-size-asian="13pt" style:font-size-complex="13pt"/>
    </style:style>
    <style:style style:name="P9"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0" style:parent-style-name="Standard" style:family="paragraph">
      <style:paragraph-properties fo:text-align="justify" fo:line-height="150%"/>
      <style:text-properties style:font-name="Rockwell" fo:font-size="13pt" style:font-size-asian="13pt" style:font-size-complex="13pt"/>
    </style:style>
    <style:style style:name="P11" style:parent-style-name="Standard" style:family="paragraph">
      <style:paragraph-properties fo:text-align="justify" fo:line-height="150%"/>
      <style:text-properties style:font-name="Rockwell" fo:font-size="13pt" style:font-size-asian="13pt" style:font-size-complex="13pt"/>
    </style:style>
    <style:style style:name="P12" style:parent-style-name="Standard" style:family="paragraph">
      <style:paragraph-properties fo:text-align="justify" fo:line-height="150%"/>
      <style:text-properties style:font-name="Rockwell" fo:font-size="13pt" style:font-size-asian="13pt" style:font-size-complex="13pt"/>
    </style:style>
    <style:style style:name="P13"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4" style:parent-style-name="Standard" style:family="paragraph">
      <style:paragraph-properties fo:text-align="justify" fo:line-height="150%"/>
      <style:text-properties style:font-name="Rockwell" fo:font-size="13pt" style:font-size-asian="13pt" style:font-size-complex="13pt"/>
    </style:style>
    <style:style style:name="P15" style:parent-style-name="Standard" style:family="paragraph">
      <style:paragraph-properties fo:text-align="justify" fo:line-height="150%"/>
      <style:text-properties style:font-name="Rockwell" fo:font-size="13pt" style:font-size-asian="13pt" style:font-size-complex="13pt"/>
    </style:style>
    <style:style style:name="P16" style:parent-style-name="Standard" style:family="paragraph">
      <style:paragraph-properties fo:text-align="justify" fo:line-height="150%"/>
      <style:text-properties style:font-name="Rockwell" fo:font-size="13pt" style:font-size-asian="13pt" style:font-size-complex="13pt"/>
    </style:style>
    <style:style style:name="P17"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8" style:parent-style-name="Standard" style:family="paragraph">
      <style:paragraph-properties fo:text-align="justify" fo:line-height="150%"/>
      <style:text-properties style:font-name="Rockwell" fo:font-size="13pt" style:font-size-asian="13pt" style:font-size-complex="13pt"/>
    </style:style>
    <style:style style:name="P19" style:parent-style-name="Standard" style:family="paragraph">
      <style:paragraph-properties fo:text-align="justify" fo:line-height="150%"/>
      <style:text-properties style:font-name="Rockwell" fo:font-size="13pt" style:font-size-asian="13pt" style:font-size-complex="13pt"/>
    </style:style>
    <style:style style:name="P20" style:parent-style-name="Standard" style:family="paragraph">
      <style:paragraph-properties fo:text-align="justify" fo:line-height="150%"/>
      <style:text-properties style:font-name="Rockwell" fo:font-size="13pt" style:font-size-asian="13pt" style:font-size-complex="13pt"/>
    </style:style>
    <style:style style:name="P21"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2" style:parent-style-name="Standard" style:family="paragraph">
      <style:paragraph-properties fo:text-align="justify" fo:line-height="150%"/>
      <style:text-properties style:font-name="Rockwell" fo:font-size="13pt" style:font-size-asian="13pt" style:font-size-complex="13pt"/>
    </style:style>
    <style:style style:name="P23" style:parent-style-name="Standard" style:family="paragraph">
      <style:paragraph-properties fo:text-align="justify" fo:line-height="150%"/>
      <style:text-properties style:font-name="Rockwell" fo:font-size="13pt" style:font-size-asian="13pt" style:font-size-complex="13pt"/>
    </style:style>
    <style:style style:name="P24" style:parent-style-name="Standard" style:family="paragraph">
      <style:paragraph-properties fo:text-align="justify" fo:line-height="150%"/>
      <style:text-properties style:font-name="Rockwell" fo:font-size="13pt" style:font-size-asian="13pt" style:font-size-complex="13pt"/>
    </style:style>
    <style:style style:name="P25"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6"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7" style:parent-style-name="Standard" style:family="paragraph">
      <style:paragraph-properties fo:text-align="justify" fo:line-height="150%" fo:text-indent="0.4923in"/>
      <style:text-properties style:font-name="Rockwell" fo:font-size="13pt" style:font-size-asian="13pt" style:font-size-complex="13pt"/>
    </style:style>
    <style:style style:name="P28" style:parent-style-name="Standard" style:family="paragraph">
      <style:paragraph-properties fo:text-align="justify" fo:line-height="150%"/>
      <style:text-properties style:font-name="Rockwell" fo:font-size="13pt" style:font-size-asian="13pt" style:font-size-complex="13pt"/>
    </style:style>
    <style:style style:name="P29" style:parent-style-name="Standard" style:family="paragraph">
      <style:paragraph-properties fo:text-align="justify" fo:line-height="150%"/>
      <style:text-properties style:font-name="Rockwell" fo:font-size="13pt" style:font-size-asian="13pt" style:font-size-complex="13pt"/>
    </style:style>
    <style:style style:name="P30" style:parent-style-name="Standard" style:family="paragraph">
      <style:paragraph-properties fo:text-align="justify" fo:line-height="150%"/>
      <style:text-properties style:font-name="Rockwell" fo:font-size="13pt" style:font-size-asian="13pt" style:font-size-complex="13pt"/>
    </style:style>
    <style:style style:name="P31"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2"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3" style:parent-style-name="Standard" style:family="paragraph">
      <style:paragraph-properties fo:text-align="justify" fo:line-height="150%"/>
      <style:text-properties style:font-name="Rockwell" fo:font-size="13pt" style:font-size-asian="13pt" style:font-size-complex="13pt"/>
    </style:style>
    <style:style style:name="P34" style:parent-style-name="Standard" style:family="paragraph">
      <style:paragraph-properties fo:text-align="justify" fo:line-height="150%"/>
      <style:text-properties style:font-name="Rockwell" fo:font-size="13pt" style:font-size-asian="13pt" style:font-size-complex="13pt"/>
    </style:style>
    <style:style style:name="P35"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6"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7" style:parent-style-name="Standard" style:family="paragraph">
      <style:paragraph-properties fo:text-align="justify" fo:line-height="150%"/>
      <style:text-properties style:font-name="Rockwell" fo:font-size="13pt" style:font-size-asian="13pt" style:font-size-complex="13pt"/>
    </style:style>
    <style:style style:name="P38" style:parent-style-name="Standard" style:family="paragraph">
      <style:paragraph-properties fo:text-align="justify" fo:line-height="150%"/>
      <style:text-properties style:font-name="Rockwell" fo:font-size="13pt" style:font-size-asian="13pt" style:font-size-complex="13pt"/>
    </style:style>
    <style:style style:name="P39" style:parent-style-name="Standard" style:family="paragraph">
      <style:paragraph-properties fo:text-align="justify" fo:line-height="150%"/>
      <style:text-properties style:font-name="Rockwell" fo:font-size="13pt" style:font-size-asian="13pt" style:font-size-complex="13pt"/>
    </style:style>
    <style:style style:name="P40" style:parent-style-name="Standard" style:family="paragraph">
      <style:paragraph-properties fo:text-align="justify" fo:line-height="150%"/>
      <style:text-properties style:font-name="Rockwell" fo:font-size="13pt" style:font-size-asian="13pt" style:font-size-complex="13pt"/>
    </style:style>
    <style:style style:name="P41" style:parent-style-name="Standard" style:family="paragraph">
      <style:paragraph-properties fo:text-align="justify" fo:line-height="150%"/>
      <style:text-properties style:font-name="Rockwell" fo:font-size="13pt" style:font-size-asian="13pt" style:font-size-complex="13pt"/>
    </style:style>
    <style:style style:name="P42"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3"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4" style:parent-style-name="Standard" style:family="paragraph">
      <style:paragraph-properties fo:text-align="justify" fo:line-height="150%"/>
      <style:text-properties style:font-name="Rockwell" fo:font-size="13pt" style:font-size-asian="13pt" style:font-size-complex="13pt"/>
    </style:style>
    <style:style style:name="P45" style:parent-style-name="Standard" style:family="paragraph">
      <style:paragraph-properties fo:text-align="justify" fo:line-height="150%"/>
      <style:text-properties style:font-name="Rockwell" fo:font-size="13pt" style:font-size-asian="13pt" style:font-size-complex="13pt"/>
    </style:style>
    <style:style style:name="P46" style:parent-style-name="Standard" style:family="paragraph">
      <style:paragraph-properties fo:text-align="justify" fo:line-height="150%"/>
      <style:text-properties style:font-name="Rockwell" fo:font-size="13pt" style:font-size-asian="13pt" style:font-size-complex="13pt"/>
    </style:style>
    <style:style style:name="P47"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8"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9" style:parent-style-name="Standard" style:family="paragraph">
      <style:paragraph-properties fo:text-align="justify" fo:line-height="150%"/>
      <style:text-properties style:font-name="Rockwell" fo:font-size="13pt" style:font-size-asian="13pt" style:font-size-complex="13pt"/>
    </style:style>
    <style:style style:name="P50" style:parent-style-name="Standard" style:family="paragraph">
      <style:paragraph-properties fo:text-align="justify" fo:line-height="150%"/>
      <style:text-properties style:font-name="Rockwell" fo:font-size="13pt" style:font-size-asian="13pt" style:font-size-complex="13pt"/>
    </style:style>
    <style:style style:name="P51" style:parent-style-name="Standard" style:family="paragraph">
      <style:paragraph-properties fo:text-align="justify" fo:line-height="150%"/>
      <style:text-properties style:font-name="Rockwell" fo:font-size="13pt" style:font-size-asian="13pt" style:font-size-complex="13pt"/>
    </style:style>
    <style:style style:name="P52"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3" style:parent-style-name="Standard" style:family="paragraph">
      <style:paragraph-properties fo:text-align="justify" fo:line-height="150%"/>
      <style:text-properties style:font-name="Rockwell"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4" style:parent-style-name="Standard" style:family="paragraph">
      <style:paragraph-properties fo:text-align="justify" fo:line-height="150%"/>
    </style:style>
    <style:style style:name="T55" style:parent-style-name="Policepardéfaut" style:family="text">
      <style:text-properties style:font-name="Rockwell" fo:font-size="13pt" style:font-size-asian="13pt" style:font-size-complex="13pt"/>
    </style:style>
    <style:style style:name="T56" style:parent-style-name="Policepardéfaut" style:family="text">
      <style:text-properties style:font-name="Rockwell" fo:font-size="13pt" style:font-size-asian="13pt" style:font-size-complex="13pt"/>
    </style:style>
  </office:automatic-styles>
  <office:body>
    <office:text text:use-soft-page-breaks="true">
      <text:p text:style-name="P1">Diapo n°1 :</text:p>
      <text:p text:style-name="P2"/>
      <text:p text:style-name="P3"><text:tab/>Bonjour, on est ici pour vous présenter la version que l'on a imaginé de la soutenance de Demarest Liam suite à son stage à EMC motoculture.</text:p>
      <text:p text:style-name="P4"/>
      <text:p text:style-name="P5">Diapo n°2 :</text:p>
      <text:p text:style-name="P6"/>
      <text:p text:style-name="P7"><text:tab/>Le but de mon stage était de crée un site vitrine pour<text:s/>l'entreprise EMC Motoculture. Cette entreprise possédait déjà un site de e-commerce pour mettre en place une vente de leur produit en ligne mais il ne possédait pas de site qui présenté leur boulot et l'entreprise. Ainsi, mon maître de stage m'a demandé de<text:s/>crée un site pour mettre en avant l'entreprise et ainsi promouvoir les activités du magasin. Il m'a aussi rajouté une contrainte, le site doit être modifiable et modérable par tout le monde dans le le service web de l'entreprise. J'ai<text:s/>dû<text:s/>donc crée un site<text:s/>dont je ne suis pas<text:s/>la seule personne<text:s/>à comprendre son implémentation et sa mise en place. J'ai<text:s/>dû<text:s/>donc aussi crée un manuel d'utilisation pour<text:s/>les futurs employés<text:s/>de l'entreprise qui reprendront le développement et la maintenance du site.</text:p>
      <text:p text:style-name="P8"/>
      <text:p text:style-name="P9">Diapo n°3 :</text:p>
      <text:p text:style-name="P10"/>
      <text:p text:style-name="P11"><text:tab/>EMC Motoculture est une entreprise se trouvant à Lèves en Eure-et-Loir au Nord-Ouest<text:s/>d’Orléans. L'entreprise fut<text:s/>créée<text:s/>en 1982 par Marcel GUILLOU puis repris par Christophe GUILLOU. C'est<text:s/>une entreprise<text:s/>de ventes et de réparation de matériel de motoculture pour particuliers. Elle possède d'un magasin à Lèves et d'un service web qui s'occupe de la maintenance du site de e-commerce et qui s'occuperont de la maintenance du futur site que je dois<text:s/>créer. On peut donc directement se rendre sur place pour effectuer des achats de pièces ou demandé des réparations ou des conseils mais on peut aussi effectuer toutes ces démarches en ligne sur le site. L'entreprise est très facilement joignable que ça soit par email, par courrier ou par téléphone.</text:p>
      <text:p text:style-name="P12"/>
      <text:soft-page-break/>
      <text:p text:style-name="P13">Diapo n°4 :</text:p>
      <text:p text:style-name="P14"/>
      <text:p text:style-name="P15"><text:tab/>J'ai<text:s/>effectué<text:s/>mon stage dans le service web de l'entreprise. Monsieur GUILLOU, le patron de l'entreprise, était mon maître de stage pendant toute la durée du stage. Au sein du service web j'ai eu le poste de développeur. J'ai<text:s/>dû<text:s/>m'occuper de la mise en place du site web de A à Z tout seul. Ainsi, j'ai<text:s/>dû<text:s/>m'occuper de faire la maquette du site, puis j'ai<text:s/>dû<text:s/>crée les divers pages<text:s/>du site, mettre en place la base de<text:s/>données<text:s/>du site et de la mise en ligne de celui-ci.</text:p>
      <text:p text:style-name="P16"/>
      <text:p text:style-name="P17">Diapo n°5 :</text:p>
      <text:p text:style-name="P18"/>
      <text:p text:style-name="P19"><text:tab/>Pour mettre en place le site web<text:s/>j'ai<text:s/>dû<text:s/>utiliser plusieurs application et logiciel. J'ai<text:s/>dû<text:s/>d'abords mettre en place sur la machine que j'ai utilisé pour développer le site internet un serveur Mamp pour ainsi pouvoir visualiser le site lors de son développement. Une fois Mamp installé j'avais enfin un serveur Apache local pour travailler sur le site il me manquait juste de quoi gérer la base de<text:s/>données<text:s/>et la création du site. J'ai<text:s/>dû<text:s/>ainsi installer PHPMyadmin qui est un logiciel de gestion de base de<text:s/>données<text:s/>qui est un élément très important des sites web en particulier des sites comme celui que j'ai développé. J'ai ainsi<text:s/>utilisé<text:s/>ce logiciel pour mettre en place la base de<text:s/>données<text:s/>et la configurer.</text:p>
      <text:p text:style-name="P20"/>
      <text:p text:style-name="P21">Diapo n°6 :</text:p>
      <text:p text:style-name="P22"/>
      <text:p text:style-name="P23"><text:tab/>Pour crée le site j'ai installé<text:s/>WordPress<text:s/>qui est un outil se mettant directement sur mon serveur local me facilitant la création du site. En plus de faciliter la création du site cela me permet de répondre facilement à une contrainte très important de ma mission de stage : crée un site modifiable et modérable par tout employé du service web. En effet<text:s/>WordPress<text:s/>est un logiciel open source permettant de créer des sites web permettant une standardisation de tout le site ainsi facilitant la compréhension du site pour les futurs développeurs. Une fois le site totalement crée, ainsi que la<text:s/>base de<text:s/>données, il me restait plus qu'à<text:s/>déployer en ligne le site. Pour cela j'ai<text:s/>utilisé<text:s/>Filezilla. C'est un<text:s/><text:soft-page-break/>logiciel permettant de gérer des fichiers sur un serveur distant nous permettant de nous occuper du site une fois mis en place sur un serveur.</text:p>
      <text:p text:style-name="P24"/>
      <text:p text:style-name="P25">Diapo n°7 :</text:p>
      <text:p text:style-name="P26"/>
      <text:p text:style-name="P27">Je vais maintenant vous décrire le contenu du stage de façon plus détaillé que ce qu’on a pu déjà voir jusqu’à présent.<text:s/></text:p>
      <text:p text:style-name="P28">J’ai tout d’abord du analyser la demande que mon maître de stage m’as faite pour le site et dû construire une modélisation correspondant au cahier des charges imposé.<text:s/>Cette modélisation reprenait bien tous les éléments importants, chaque onglet du site représentait une fonction importante de ce dernier. On peut y trouver la présentation de l’entreprise qui est la page d’accueil et qui comprend l’histoire de l’entreprise, par de son magasin et de ses employés.</text:p>
      <text:p text:style-name="P29">On y trouve l’actualité de l’entreprise enfin plutôt du magasin, on trouve dans cette rubrique les promotions actuelles et les nouveaux arrivages de produits et/ou de pièce détachée. Nous avons ensuite un onglet qui liste les produits vendus par l’entreprise et qui redirige vers le site de e-commerce. Ensuite on a un onglet tutoriels ou l’entreprise publie des vidéos explicatives sur certains produits. On y trouve un onglet SAV qui détaille<text:s/>les actions du service après-vente et pour finir on a un onglet e-commerce qui détaille le fonctionnement du site de e-commerce de l’entreprise.</text:p>
      <text:p text:style-name="P30"/>
      <text:p text:style-name="P31">Diapo n°8<text:s/>:</text:p>
      <text:p text:style-name="P32"/>
      <text:p text:style-name="P33"><text:tab/>Une fois que cette maquette fut validée par le service web de l’entreprise, j’ai donc dû mettre en place l’environnement de développement pour réaliser le site. J’ai donc installé tous les outils cités précédemment. J’ai commencé par mettre en place mon serveur local pour héberger le site sur l’ordinateur sur lequel je travaillais. J’ai ensuite<text:s/>mis en place la base de données que j’ai par la suite relié au site. Puis j’ai installé WordPress et configurer sur le serveur car c’est à l’aide de ce module de développement que j’ai développé le site. Et enfin j’ai installé Filezilla, le logiciel que j’ai utilisé après le développement pour déployer<text:s/><text:soft-page-break/>le site en ligne.<text:s/></text:p>
      <text:p text:style-name="P34"/>
      <text:p text:style-name="P35">Diapo n°9<text:s/>:</text:p>
      <text:p text:style-name="P36"/>
      <text:p text:style-name="P37"><text:tab/>Nous en arrivons donc à l’étape principale du projet, à savoir le développement du site à l’aide de WordPress.<text:s/></text:p>
      <text:p text:style-name="P38">Grâce à l’outil, le développement a été facilité car ce dernier automatise certaines choses comme<text:s/>la construction du<text:s/>site. On<text:s/>y<text:s/>ajoute des blocs, des menus, des articles à l’aide de bouton qu’on écrit à la main en développant un site sans outils de la sorte.</text:p>
      <text:p text:style-name="P39">De la même façon, le côté esthétique<text:s/>est facilité. En effet<text:s/>WordPress<text:s/>propose des thèmes prêts à l’emploi et donc en sélectionnant le thème voulu, le CSS est automatiquement ajouté au site.<text:s/>Toutefois ce dernier a été légèrement modifié à la main pour que le thème choisi corresponde au mieux avec la maquette faite auparavant.<text:s/></text:p>
      <text:p text:style-name="P40">Une fois cela fait et après validation de mon maître de stage, du temps me restait et j’ai donc ajouter des fonctionnalités au site comme une animation sur la page d’accueil ou encore l’ajout de Media-Queries pour rendre responsive le site, c’est-à-dire que ce dernier s’adapte à l’écran sur lequel il est affiché.</text:p>
      <text:p text:style-name="P41"/>
      <text:p text:style-name="P42">Diapo n°10<text:s/>:</text:p>
      <text:p text:style-name="P43"/>
      <text:p text:style-name="P44"><text:tab/>Une fois tout cela fait, j’ai dû héberger en ligne le site afin que ce dernier soit accessible depuis n’importe quel appareil relié à internet et non plus seulement par mon ordinateur en local. Pour ce faire j’ai utilisé le logiciel Filezilla qui<text:s/>nous permets de déplacer facilement les fichiers composant le site de mon ordinateur vers le serveur sur lequel on décide d’héberger le site. Ici l’entreprise a décidé d’utiliser OVH qui est un des services d’hébergement de sites web comme il en existe beaucoup. J’ai donc créé un compte OVH pour l’entreprise, connecter Filezilla au serveur proposé par OVH et transférer le site sur le serveur.</text:p>
      <text:p text:style-name="P45">Une fois cela fait le site était donc en ligne et fonctionnel.</text:p>
      <text:p text:style-name="P46"/>
      <text:soft-page-break/>
      <text:p text:style-name="P47">Diapo n°11<text:s/>:</text:p>
      <text:p text:style-name="P48"/>
      <text:p text:style-name="P49"><text:tab/>La dernière étape du projet avant de quitter l’entreprise a été pour moi de créer un mode d’emploi pour modifier le site. En effet il m’a été communiqué dès le début du stage que le site devrait être modifiable facilement par une personne n’ayant pas de connaissances en développement particulières (c’est d’ailleurs ce qui m’a fait opter pour WordPress).</text:p>
      <text:p text:style-name="P50">J’ai donc établi un mode d’emploi détaillé du fonctionnement de WordPress dans lequel on y trouve en détail<text:s/>la liste des actions que l’on peut être amener à effectuer sur le site (ajout d’une page, ajout d’une extension, modification de contenu, ...) et un court tutoriel pour chacune de ces actions afin qu’elles puissent être réalisées sans difficultés.</text:p>
      <text:p text:style-name="P51"/>
      <text:p text:style-name="P52">Diapo n°12<text:s/>:</text:p>
      <text:p text:style-name="P53"/>
      <text:p text:style-name="P54"><text:span text:style-name="T55"><text:tab/>J’en arrive donc à la fin de mon stage. Le moins que je puisse dire c’est que ce stage m’a permis de m’enrichir autant personnellement que professionnellement. En effet, tout d’abord j’ai acquéris de nouvelles compétences en développement web car j’ai fait des choses que je n’avais pas forcément vu en cours et c’est toujours bon à prendre d’apprendre de nouvelles façons de développer. <text:s/>De plus j’ai vécu ma première expérience professionnelle et j’ai vraiment apprécié cela car ça m’a permis de mettre en pratique beaucoup de choses vus en cours.</text:span><text:span text:style-name="T56"><text:s/>Pour finir je dirais que ma plus grande satisfaction a été de réaliser entièrement le site demandé par Mr GUILLO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Rockwell" svg:font-family="Rockwell" style:font-family-generic="roman" style:font-pitch="variable" svg:panose-1="2 6 6 3 2 2 5 2 4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brice bazire</dc:creator>
    <meta:creation-date>2020-05-11T14:49:00Z</meta:creation-date>
    <dc:date>2020-05-11T21:23:00Z</dc:date>
    <meta:template xlink:href="Normal.dotm" xlink:type="simple"/>
    <meta:editing-cycles>7</meta:editing-cycles>
    <meta:editing-duration>PT5340S</meta:editing-duration>
    <meta:document-statistic meta:page-count="5" meta:paragraph-count="17" meta:word-count="1360" meta:character-count="8827" meta:row-count="62" meta:non-whitespace-character-count="7484"/>
  </office:meta>
</office:document-meta>
</file>